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text-properties officeooo:paragraph-rsid="0006d98f"/>
    </style:style>
    <style:style style:name="P7" style:family="paragraph" style:parent-style-name="Text_20_body">
      <style:text-properties officeooo:rsid="0006d98f" officeooo:paragraph-rsid="0006d98f"/>
    </style:style>
    <style:style style:name="P8" style:family="paragraph" style:parent-style-name="Text_20_body">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T1" style:family="text">
      <style:text-properties officeooo:rsid="0005df28"/>
    </style:style>
    <style:style style:name="T2" style:family="text">
      <style:text-properties officeooo:rsid="0006d98f"/>
    </style:style>
    <style:style style:name="T3" style:family="text">
      <style:text-properties fo:font-weight="bold" style:font-weight-asian="bold" style:font-weight-complex="bold"/>
    </style:style>
    <style:style style:name="T4" style:family="text">
      <style:text-properties officeooo:rsid="0008bd1a"/>
    </style:style>
    <style:style style:name="T5" style:family="text">
      <style:text-properties officeooo:rsid="000960b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Rapport Séance du vendredi </text:span><text:span text:style-name="T5">27</text:span><text:span text:style-name="T4"> septembre</text:span></text:p>
      <text:p text:style-name="Text_20_body">Pour cette séance, le thème principal abordé portait sur l'intelligence artificielle (IA) et son rôle dans les réseaux sociaux, avec un accent particulier sur la polarisation de la société à travers des mécanismes tels que les biais de confirmation et les bulles de filtres. Nous avons été invités à écouter un podcast chez nous, puis, en classe, à débattre et argumenter autour des questions soulevées. Le but de cette séance était de réfléchir et discuter sur l'influence des IA sur les réseaux sociaux et sur la façon dont celles-ci contribuent à la polarisation des opinions dans la société.</text:p>
      <text:h text:style-name="Heading_20_3" text:outline-level="3">Mise en situation :</text:h>
      <text:p text:style-name="Text_20_body">Nous avons commencé par écouter un podcast avant la séance. Ensuite, en classe, nous avons travaillé en groupes pour discuter et répondre à une série de questions. Nous devions nous écouter, argumenter et confronter nos idées pour mieux comprendre l'impact des algorithmes sur la création de bulles de filtres et de biais cognitifs.</text:p>
      <text:h text:style-name="Heading_20_3" text:outline-level="3"><text:span text:style-name="T2">Réponse au question </text:span><text:s/>:</text:h>
      <text:list text:style-name="L2">
        <text:list-item>
          <text:p text:style-name="P2"><text:span text:style-name="Strong_20_Emphasis">Confiance envers l'IA générative</text:span> : Nous avons débattu de la capacité de l'IA à produire des contenus fiables. L'une des idées principales était que l'IA peut mélanger des informations vraies et fausses, et sa fiabilité dépend beaucoup des données sur lesquelles elle a été formée. Si ces données sont biaisées, l'IA le sera également.</text:p>
        </text:list-item>
        <text:list-item>
          <text:p text:style-name="P2"><text:span text:style-name="Strong_20_Emphasis">Biais de confirmation</text:span> : Ce biais est un mécanisme humain qui pousse une personne à accorder plus de valeur aux informations confirmant ses croyances préexistantes. Les réseaux sociaux, à travers leurs algorithmes, renforcent ce biais en proposant du contenu similaire à celui déjà consulté ou apprécié par l'utilisateur.</text:p>
        </text:list-item>
        <text:list-item>
          <text:p text:style-name="P2"><text:span text:style-name="Strong_20_Emphasis">Bulles de filtres</text:span> : Ces bulles sont créées par les algorithmes des réseaux sociaux, qui filtrent les informations pour ne montrer aux utilisateurs que celles qui leur plaisent ou confirment leurs opinions. Cela limite l'exposition à des idées divergentes, contribuant ainsi à renforcer la polarisation.</text:p>
        </text:list-item>
        <text:list-item>
          <text:p text:style-name="P2"><text:span text:style-name="Strong_20_Emphasis">Polarisation sociale</text:span> : Nous avons conclu que les IA sur les réseaux sociaux jouent un rôle central dans la polarisation de la société. Les algorithmes favorisent l’émergence de groupes opposés en enfermant les individus dans des bulles informationnelles, réduisant ainsi la diversité d'opinions à laquelle ils sont exposés.</text:p>
        </text:list-item>
      </text:list>
      <text:h text:style-name="Heading_20_3" text:outline-level="3">Rôles distribués pendant la séance :</text:h>
      <text:p text:style-name="Text_20_body">Pour faciliter la discussion, <text:span text:style-name="T2">5</text:span> rôles principaux ont été distribués :</text:p>
      <text:list text:style-name="L3">
        <text:list-item>
          <text:p text:style-name="P4"><text:span text:style-name="Strong_20_Emphasis">Le secrétaire</text:span> : Yassine a assumé ce rôle, prenant en charge la rédaction des réponses aux questions.</text:p>
        </text:list-item>
        <text:list-item>
          <text:p text:style-name="P3"><text:span text:style-name="Strong_20_Emphasis">Le médiateur principal</text:span> : Joris a joué un rôle clé en distribuant la parole, en rappelant à l'ordre ceux qui parlaient trop ou coupaient la parole, et en concluant les discussions.</text:p>
        </text:list-item>
      </text:list>
      <text:p text:style-name="P7"/>
      <text:list text:style-name="L4">
        <text:list-item>
          <text:p text:style-name="P6"><text:span text:style-name="Strong_20_Emphasis">Le médiateur de l'analyse des discussions</text:span> : Zakaria s'est chargé de suivre les interactions, en observant qui parlait à qui et comment les discussions évoluaient.</text:p>
        </text:list-item>
        <text:list-item>
          <text:p text:style-name="P6"><text:soft-page-break/><text:span text:style-name="Strong_20_Emphasis">L'observateur des participants</text:span> : Ce rôle, que j'ai occupé, consistait à analyser qui participait activement, qui était en retrait,<text:span text:style-name="T2">qui</text:span> surveill<text:span text:style-name="T2">ait</text:span> la gestion du temps ainsi que les résumés des échanges.</text:p>
        </text:list-item>
        <text:list-item>
          <text:p text:style-name="P5"><text:span text:style-name="Strong_20_Emphasis">L'observateur des sujets abordés</text:span> : Clément était responsable de suivre les thèmes discutés et de s'assurer qu'ils étaient bien traités.</text:p>
        </text:list-item>
      </text:list>
      <text:h text:style-name="Heading_20_3" text:outline-level="3">Conclusion :</text:h>
      <text:p text:style-name="Text_20_body">Cette séance a permis de mieux comprendre l'impact des IA sur les réseaux sociaux, notamment en termes de polarisation sociale. Les échanges en groupe nous ont aidés à approfondir notre réflexion sur la manière dont les biais de confirmation et les bulles de filtres influencent nos opinions, et comment cela contribue à diviser la société en groupes opposé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31:37.605395628</meta:creation-date>
    <dc:date>2024-10-03T14:59:06.767610700</dc:date>
    <meta:editing-duration>PT15M56S</meta:editing-duration>
    <meta:editing-cycles>3</meta:editing-cycles>
    <meta:generator>LibreOffice/24.2.5.2$Linux_X86_64 LibreOffice_project/420$Build-2</meta:generator>
    <meta:document-statistic meta:table-count="0" meta:image-count="0" meta:object-count="0" meta:page-count="2" meta:paragraph-count="18" meta:word-count="569" meta:character-count="3552" meta:non-whitespace-character-count="3009"/>
  </office:meta>
</office:document-meta>
</file>